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GenerationContext.TestGenerationContext( ClassNam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enerationContext.getGenerat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enerationContext.TestGenerationContext( ClassNameGenerator classNam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enerationContext.TestGener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enerationContext.apply( TestCompiler test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GenerationContext.TestGenerationContext(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